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usBean.setData(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Bean.getH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Bean.setCode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33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orkBea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Bean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Bean.set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Bean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Bean.setHour( int ho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Bean.setMs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Bean.get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